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RION ASCARZA, YERLID PAMEL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RRION ASCARZA, YERLID PAMEL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96192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HUMPISUCA MONTES, JIMMY STUART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00218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6</text:p>
          </table:table-cell>
          <table:table-cell table:style-name="Tableau1.A2" office:value-type="string">
            <text:p text:style-name="P14">34.77</text:p>
          </table:table-cell>
          <table:table-cell table:style-name="Tableau1.D2" office:value-type="string">
            <text:p text:style-name="P13">556.3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56.3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0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3:32:0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